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,</text:span><text:span text:style-name="T1"><text:line-break/></text:span><text:span text:style-name="T1">Z nieba rządzi w mocy,</text:span><text:span text:style-name="T1"><text:line-break/></text:span><text:span text:style-name="T1">miłości, mądrości swej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dziękujmy Mu</text:span><text:span text:style-name="T1"><text:line-break/></text:span><text:span text:style-name="T1">- Nasz Bóg potężny jest!</text:span><text:span text:style-name="T1"><text:line-break/></text:span><text:span text:style-name="T1">Oddajmy Mu chwałę,</text:span><text:span text:style-name="T1"><text:line-break/></text:span><text:span text:style-name="T1">bo to nasz Król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3:17:50</meta:creation-date>
    <dc:date>2011-02-01T20:03:37.10</dc:date>
    <dc:language>pl-PL</dc:language>
    <meta:editing-cycles>18</meta:editing-cycles>
    <meta:editing-duration>PT00H55M0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